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973">
            <text:p>973</text:p>
          </table:table-cell>
        </table:table-row>
        <table:table-row>
          <table:table-cell office:value-type="float" office:value="0.38">
            <text:p>0.38</text:p>
          </table:table-cell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5">
            <text:p>0.35</text:p>
          </table:table-cell>
          <table:table-cell office:value-type="float" office:value="20">
            <text:p>20</text:p>
          </table:table-cell>
          <table:table-cell office:value-type="float" office:value="139">
            <text:p>139</text:p>
          </table:table-cell>
          <table:table-cell office:value-type="float" office:value="74">
            <text:p>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9">
            <text:p>0.29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74">
            <text:p>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6">
            <text:p>0.36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7">
            <text:p>0.27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4">
            <text:p>0.14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1">
            <text:p>0.21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2">
            <text:p>0.32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7">
            <text:p>0.37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